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start" style:justify-single-word="false"/>
    </style:style>
    <style:style style:name="P2" style:family="paragraph" style:parent-style-name="Standard">
      <style:text-properties style:font-name="Calibri"/>
    </style:style>
    <style:style style:name="P3" style:family="paragraph" style:parent-style-name="Standard">
      <style:paragraph-properties fo:text-align="center" style:justify-single-word="false"/>
      <style:text-properties style:font-name="Calibri" fo:font-size="30pt" style:text-underline-style="solid" style:text-underline-width="auto" style:text-underline-color="font-color" style:font-size-asian="30pt" style:font-size-complex="30pt"/>
    </style:style>
    <style:style style:name="P4" style:family="paragraph" style:parent-style-name="Standard">
      <style:text-properties style:font-name="Calibri" fo:font-size="16pt" style:text-underline-style="solid" style:text-underline-width="auto" style:text-underline-color="font-color" style:font-size-asian="16pt" style:font-size-complex="16pt"/>
    </style:style>
    <style:style style:name="P5" style:family="paragraph" style:parent-style-name="Standard">
      <style:text-properties style:font-name="Calibri" fo:font-size="12pt" style:text-underline-style="none" style:font-size-asian="10.5pt" style:font-size-complex="12pt"/>
    </style:style>
    <style:style style:name="P6" style:family="paragraph" style:parent-style-name="Text_20_body">
      <style:text-properties style:font-name="Calibri"/>
    </style:style>
    <style:style style:name="P7" style:family="paragraph" style:parent-style-name="Text_20_body">
      <style:paragraph-properties fo:text-align="justify" style:justify-single-word="false"/>
      <style:text-properties style:font-name="Calibri" fo:font-size="16pt" style:text-underline-style="solid" style:text-underline-width="auto" style:text-underline-color="font-color" style:font-size-asian="16pt" style:font-size-complex="16pt"/>
    </style:style>
    <style:style style:name="P8" style:family="paragraph" style:parent-style-name="Text_20_body">
      <style:paragraph-properties fo:text-align="justify" style:justify-single-word="false"/>
    </style:style>
    <style:style style:name="P9" style:family="paragraph" style:parent-style-name="Text_20_body">
      <style:text-properties style:font-name="Calibri"/>
    </style:style>
    <style:style style:name="P10" style:family="paragraph" style:parent-style-name="Text_20_body" style:list-style-name="L1">
      <style:text-properties style:font-name="Calibri"/>
    </style:style>
    <style:style style:name="P11" style:family="paragraph" style:parent-style-name="Text_20_body" style:list-style-name="L2">
      <style:text-properties style:font-name="Calibri"/>
    </style:style>
    <style:style style:name="P12" style:family="paragraph" style:parent-style-name="Text_20_body" style:list-style-name="L3">
      <style:text-properties style:font-name="Calibri"/>
    </style:style>
    <style:style style:name="P13" style:family="paragraph" style:parent-style-name="Text_20_body" style:list-style-name="L4">
      <style:text-properties style:font-name="Calibri"/>
    </style:style>
    <style:style style:name="P14" style:family="paragraph" style:parent-style-name="Text_20_body" style:list-style-name="L5">
      <style:text-properties style:font-name="Calibri"/>
    </style:style>
    <style:style style:name="P15" style:family="paragraph" style:parent-style-name="Text_20_body" style:list-style-name="L6">
      <style:text-properties style:font-name="Calibri"/>
    </style:style>
    <style:style style:name="P16" style:family="paragraph" style:parent-style-name="Text_20_body" style:list-style-name="L7">
      <style:text-properties style:font-name="Calibri"/>
    </style:style>
    <style:style style:name="P17" style:family="paragraph" style:parent-style-name="Text_20_body" style:list-style-name="L8">
      <style:text-properties style:font-name="Calibri"/>
    </style:style>
    <style:style style:name="P18" style:family="paragraph" style:parent-style-name="Text_20_body" style:list-style-name="L9">
      <style:text-properties style:font-name="Calibri"/>
    </style:style>
    <style:style style:name="P19" style:family="paragraph" style:parent-style-name="Heading_20_1" style:list-style-name=""/>
    <style:style style:name="P20" style:family="paragraph" style:parent-style-name="Heading_20_1" style:list-style-name="">
      <style:text-properties style:font-name="Calibri"/>
    </style:style>
    <style:style style:name="P21" style:family="paragraph" style:parent-style-name="Heading_20_1">
      <style:paragraph-properties fo:break-before="page"/>
    </style:style>
    <style:style style:name="P22" style:family="paragraph" style:parent-style-name="Contents_20_Heading">
      <style:paragraph-properties fo:break-before="page"/>
    </style:style>
    <style:style style:name="P23" style:family="paragraph" style:parent-style-name="Contents_20_2">
      <style:paragraph-properties>
        <style:tab-stops>
          <style:tab-stop style:position="6.4965in" style:type="right" style:leader-style="dotted" style:leader-text="."/>
        </style:tab-stops>
      </style:paragraph-properties>
    </style:style>
    <style:style style:name="P24" style:family="paragraph" style:parent-style-name="Contents_20_1">
      <style:paragraph-properties>
        <style:tab-stops>
          <style:tab-stop style:position="6.6929in" style:type="right" style:leader-style="dotted" style:leader-text="."/>
        </style:tab-stops>
      </style:paragraph-properties>
    </style:style>
    <style:style style:name="P25" style:family="paragraph" style:parent-style-name="Heading_20_2">
      <style:text-properties style:font-name="Calibri"/>
    </style:style>
    <style:style style:name="T1" style:family="text">
      <style:text-properties fo:color="#000000" fo:font-size="12pt" style:text-underline-style="none" style:font-size-asian="12pt" style:font-size-complex="12pt"/>
    </style:style>
    <style:style style:name="T2" style:family="text">
      <style:text-properties fo:color="#000000" style:font-name="Calibri" fo:font-size="12pt" style:text-underline-style="none" style:font-size-asian="12pt" style:font-size-complex="12pt"/>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3"/>
      <text:p text:style-name="P3"/>
      <text:p text:style-name="P3"/>
      <text:p text:style-name="P3"/>
      <text:p text:style-name="P3">CAHIER DES CHARGES :</text:p>
      <text:p text:style-name="P3"/>
      <text:p text:style-name="P3">LINUMON</text:p>
      <text:p text:style-name="P4"/>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link-start text:style-name="Index_20_Link"/>
            <text:index-entry-chapter/>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des matières1_Head">
            <text:p text:style-name="P22">Table des matières</text:p>
          </text:index-title>
          <text:p text:style-name="P24"><text:a xlink:type="simple" xlink:href="#__RefHeading__493_2064691128" text:style-name="Index_20_Link" text:visited-style-name="Index_20_Link">Introduction<text:tab/>3</text:a></text:p>
          <text:p text:style-name="P24"><text:a xlink:type="simple" xlink:href="#__RefHeading__495_2064691128" text:style-name="Index_20_Link" text:visited-style-name="Index_20_Link">Contexte :<text:tab/>4</text:a></text:p>
          <text:p text:style-name="P24"><text:a xlink:type="simple" xlink:href="#__RefHeading__497_2064691128" text:style-name="Index_20_Link" text:visited-style-name="Index_20_Link">Présentation du projet :<text:tab/>5</text:a></text:p>
          <text:p text:style-name="P24"><text:a xlink:type="simple" xlink:href="#__RefHeading__799_2064691128" text:style-name="Index_20_Link" text:visited-style-name="Index_20_Link">Fonctionnalités<text:tab/>6</text:a></text:p>
          <text:p text:style-name="P23"><text:a xlink:type="simple" xlink:href="#__RefHeading__801_2064691128" text:style-name="Index_20_Link" text:visited-style-name="Index_20_Link">Système de quêtes<text:tab/>6</text:a></text:p>
          <text:p text:style-name="P23"><text:a xlink:type="simple" xlink:href="#__RefHeading__803_2064691128" text:style-name="Index_20_Link" text:visited-style-name="Index_20_Link">Argent<text:tab/>6</text:a></text:p>
          <text:p text:style-name="P23"><text:a xlink:type="simple" xlink:href="#__RefHeading__805_2064691128" text:style-name="Index_20_Link" text:visited-style-name="Index_20_Link">Xp pour le dresseur // A creuser<text:tab/>6</text:a></text:p>
          <text:p text:style-name="P23"><text:a xlink:type="simple" xlink:href="#__RefHeading__807_2064691128" text:style-name="Index_20_Link" text:visited-style-name="Index_20_Link">Arènes<text:tab/>6</text:a></text:p>
          <text:p text:style-name="P23"><text:a xlink:type="simple" xlink:href="#__RefHeading__809_2064691128" text:style-name="Index_20_Link" text:visited-style-name="Index_20_Link">Pve<text:tab/>7</text:a></text:p>
          <text:p text:style-name="P23"><text:a xlink:type="simple" xlink:href="#__RefHeading__811_2064691128" text:style-name="Index_20_Link" text:visited-style-name="Index_20_Link">Pvp<text:tab/>7</text:a></text:p>
          <text:p text:style-name="P23"><text:a xlink:type="simple" xlink:href="#__RefHeading__813_2064691128" text:style-name="Index_20_Link" text:visited-style-name="Index_20_Link">Factions<text:tab/>8</text:a></text:p>
          <text:p text:style-name="P23"><text:a xlink:type="simple" xlink:href="#__RefHeading__815_2064691128" text:style-name="Index_20_Link" text:visited-style-name="Index_20_Link">Stuff<text:tab/>8</text:a></text:p>
          <text:p text:style-name="P23"><text:a xlink:type="simple" xlink:href="#__RefHeading__1501_2064691128" text:style-name="Index_20_Link" text:visited-style-name="Index_20_Link">Système de jeu<text:tab/>8</text:a></text:p>
          <text:p text:style-name="P23"><text:a xlink:type="simple" xlink:href="#__RefHeading__574_989364363" text:style-name="Index_20_Link" text:visited-style-name="Index_20_Link">Métiers // A définir<text:tab/>9</text:a></text:p>
        </text:index-body>
      </text:table-of-content>
      <text:p text:style-name="P4"/>
      <text:h text:style-name="P21" text:outline-level="1"><text:bookmark-start text:name="__RefHeading__493_2064691128"/>Introduction<text:bookmark-end text:name="__RefHeading__493_2064691128"/></text:h>
      <text:p text:style-name="P5"/>
      <text:p text:style-name="P7"><text:span text:style-name="T1">Dans l'univers des Pokémon, les animaux du monde réel n'existent pas sauf pour certains. Le monde est peuplé de Pokémon, des créatures qui vivent en harmonie avec les </text:span><text:span text:style-name="T1">humains</text:span><text:span text:style-name="T1">, mais possèdent des aptitudes impossibles pour des animaux du monde réel, telles que cracher du </text:span><text:span text:style-name="T1">feu</text:span><text:span text:style-name="T1">, comme </text:span><text:span text:style-name="T1">Dracaufeu</text:span><text:span text:style-name="T1">, ou encore générer de grandes quantités d'</text:span><text:span text:style-name="T1">électricité</text:span><text:span text:style-name="T1">, comme </text:span><text:bookmark text:name="cite_ref-quoi1_2-0"/><text:span text:style-name="T1">Magnéti</text:span><text:span text:style-name="T1">. Chaque sorte de Pokémon possède un nom, qui peut à la fois être utilisé pour parler de Pokémon individuels ou de l'ensemble des Pokémon de la même sorte. Certains Pokémon dits « légendaires » sont les seuls représentants de leur sorte et dans les jeux récents sont des entités incarnant une puissance naturelle. En règle générale, les Pokémon ne peuvent prononcer que leur nom, mais il existe quelques cas rares où des Pokémon ont appris un </text:span><text:a xlink:type="simple" xlink:href="http://fr.wikipedia.org/wiki/Langage_humain">l</text:a><text:span text:style-name="T1">angage humain</text:span><text:span text:style-name="T1">. Des humains utilisent ces aptitudes dans leurs activités professionnelles : ainsi les </text:span><text:span text:style-name="T1">Caninos </text:span><text:span text:style-name="T1">de l'Agent Jenny l'aident à poursuivre les criminels.</text:span></text:p>
      <text:p text:style-name="P8"><text:span text:style-name="T2">Certains dressent les Pokémon pour organiser des combats entre eux, transportant généralement les Pokémon dans des </text:span><text:span text:style-name="T2">Poké Balls</text:span><text:span text:style-name="T2">, des balles compactes où un Pokémon peut être contenu</text:span><text:bookmark text:name="cite_ref-jref_9-0"/><text:span text:style-name="T2">. Ces </text:span><text:span text:style-name="T2">dresseurs Pokémons </text:span><text:span text:style-name="T2">voyagent à travers le monde dans le but d'attraper le plus grand nombre de Pokémon, puis éventuellement devenir Maître Pokémon, un titre donné au dresseur ayant attrapé un Pokémon de chaque</text:span><text:bookmark text:name="cite_ref-dreaminfo_11-0"/><text:span text:style-name="T2"> </text:span><text:span text:style-name="T2">sorte de Pokémon</text:span><text:span text:style-name="T2">. Certains dresseurs enregistrent les informations des Pokémon qu'ils ont capturés ou observés dans un </text:span><text:span text:style-name="T2">Pokédex</text:span><text:span text:style-name="T2">, un appareil électronique qui répertorie et affiche les informations sur les différents Pokémo</text:span><text:bookmark text:name="cite_ref-12"/><text:span text:style-name="T2">n</text:span><text:span text:style-name="T2">. À partir de l'âge de dix ans, il est possible de commencer son apprentissage de dresseur en recevant une licence de la Ligue Pokémo</text:span><text:bookmark text:name="cite_ref-quoi3_13-0"/><text:span text:style-name="T2">n</text:span><text:span text:style-name="T2">. L'apprentissage consiste à partir capturer des Pokémon dans leurs habitats naturels, puis à les entraîner au combat.</text:span></text:p>
      <text:p text:style-name="P8"><text:span text:style-name="T2">Les matchs Pokémon consistent en combats entre les Pokémon de deux dresseurs, et se terminent quand tous les Pokémon de l'un d'entre eux sont </text:span><text:span text:style-name="T2">KO</text:span><text:span text:style-name="T2">. La </text:span><text:span text:style-name="T2">mort</text:span><text:span text:style-name="T2"> des Pokémon est donc évitée, et les Pokémon peuvent être soignés au Centre Pokémon, un bâtiment où les infirmières guérissent les Pokémon blessés</text:span><text:bookmark text:name="cite_ref-jref_9-1"/><text:span text:style-name="T2">. Pour participer à des compétitions, les dresseurs peuvent se déplacer aux différentes Arènes Pokémon où un badge leur est offert s'ils sortent victorieux d'un match contre le champion d'arène. Après avoir gagné tous les badges de la région, un dresseur peut partir au siège de la Ligue Pokémon pour affronter quatre dresseurs d'élite, souvent appelés le « Conseil des 4 ». Ce n'est qu'après avoir battu ces quatre dresseurs que le dresseur peut affronter le Maître de la Ligue</text:span><text:bookmark text:name="cite_ref-14"/><text:span text:style-name="T2">.</text:span></text:p>
      <text:h text:style-name="P19" text:outline-level="1"/>
      <text:h text:style-name="P21" text:outline-level="1"><text:bookmark-start text:name="__RefHeading__495_2064691128"/>Contexte :<text:bookmark-end text:name="__RefHeading__495_2064691128"/></text:h>
      <text:p text:style-name="P2"/>
      <text:p text:style-name="P2">Cependant, Pokémon ne possède pas de mode massivement multijoueur.</text:p>
      <text:p text:style-name="P2"/>
      <text:p text:style-name="P2">De plus, on s'emmerde quand on est chez nous et on a envie de coder sur un projet perso.</text:p>
      <text:h text:style-name="P20" text:outline-level="1"/>
      <text:h text:style-name="P21" text:outline-level="1"><text:bookmark-start text:name="__RefHeading__497_2064691128"/>Présentation du projet :<text:bookmark-end text:name="__RefHeading__497_2064691128"/></text:h>
      <text:p text:style-name="P2"/>
      <text:p text:style-name="P2">Nous avons donc décider de créer un MMORPG Pokémon.</text:p>
      <text:p text:style-name="P2">Son nom de code sera le projet Linumon.</text:p>
      <text:p text:style-name="P2">Il s'agit de reprendre les jeux Pokémons et de les adaptés en MMORPG.</text:p>
      <text:p text:style-name="P2">La partie serveur tournera sur Linux et la partie client devra tourner sur Linux et sur Windows.</text:p>
      <text:p text:style-name="P2"/>
      <text:h text:style-name="P21" text:outline-level="1"><text:bookmark-start text:name="__RefHeading__799_2064691128"/>Fonctionnalités<text:bookmark-end text:name="__RefHeading__799_2064691128"/></text:h>
      <text:h text:style-name="Heading_20_2" text:outline-level="2"><text:bookmark-start text:name="__RefHeading__801_2064691128"/>Système de quêtes<text:bookmark-end text:name="__RefHeading__801_2064691128"/></text:h>
      <text:list xml:id="list20347978441" text:style-name="L1">
        <text:list-item>
          <text:p text:style-name="P10">Certains PNJ peuvent donner des quêtes</text:p>
        </text:list-item>
        <text:list-item>
          <text:p text:style-name="P10">Exemples</text:p>
          <text:list>
            <text:list-item>
              <text:p text:style-name="P10">Mettre KO 20 Linumons</text:p>
            </text:list-item>
            <text:list-item>
              <text:p text:style-name="P10">Capturer un certain Linumon</text:p>
            </text:list-item>
          </text:list>
        </text:list-item>
        <text:list-item>
          <text:p text:style-name="P10">Récompense</text:p>
          <text:list>
            <text:list-item>
              <text:p text:style-name="P10">Argent</text:p>
            </text:list-item>
            <text:list-item>
              <text:p text:style-name="P10">Xp pour un Linumon ou pour le dresseur</text:p>
            </text:list-item>
            <text:list-item>
              <text:p text:style-name="P10">Stuff</text:p>
            </text:list-item>
          </text:list>
        </text:list-item>
      </text:list>
      <text:h text:style-name="Heading_20_2" text:outline-level="2"/>
      <text:h text:style-name="Heading_20_2" text:outline-level="2"><text:bookmark-start text:name="__RefHeading__803_2064691128"/>Argent<text:bookmark-end text:name="__RefHeading__803_2064691128"/></text:h>
      <text:list xml:id="list2019484867" text:style-name="L2">
        <text:list-item>
          <text:p text:style-name="P11">Permet d'acheter des objets en magasin</text:p>
        </text:list-item>
        <text:list-item>
          <text:p text:style-name="P11">Permet d'acheter des objets ou des Linumons aux autres dresseurs</text:p>
        </text:list-item>
      </text:list>
      <text:h text:style-name="Heading_20_2" text:outline-level="2"/>
      <text:h text:style-name="Heading_20_2" text:outline-level="2"><text:bookmark-start text:name="__RefHeading__805_2064691128"/>Xp pour le dresseur // A creuser<text:bookmark-end text:name="__RefHeading__805_2064691128"/></text:h>
      <text:list xml:id="list443758400" text:style-name="L3">
        <text:list-item>
          <text:p text:style-name="P12">Permet d'accéder à de nouvelles arènes</text:p>
        </text:list-item>
        <text:list-item>
          <text:p text:style-name="P12">Permet de gagner des points de talents qui pourront être utilisés dans un arbre de talent. Cet arbre possédera 3 branches, une pour améliorer les dégats, une pour améliorer les soins, et une pour améliorer la défense.w</text:p>
        </text:list-item>
      </text:list>
      <text:h text:style-name="Heading_20_2" text:outline-level="2"/>
      <text:h text:style-name="Heading_20_2" text:outline-level="2"><text:bookmark-start text:name="__RefHeading__807_2064691128"/>Arènes<text:bookmark-end text:name="__RefHeading__807_2064691128"/></text:h>
      <text:list xml:id="list2068585331" text:style-name="L4">
        <text:list-item>
          <text:p text:style-name="P13">A l'entrée d'une arène, un joueur peut choisir de :</text:p>
          <text:list>
            <text:list-item>
              <text:p text:style-name="P13">Gagner le badge, le dresseur peut donc affronter le champion avec les Linumons de son choix</text:p>
            </text:list-item>
            <text:list-item>
              <text:p text:style-name="P13">Gagner la place du champion, le dresseur doit donc utiliser des Linumons du même type que celui de l'arène</text:p>
            </text:list-item>
          </text:list>
        </text:list-item>
        <text:list-item>
          <text:p text:style-name="P13"><text:soft-page-break/>Les Linumons du champion sont du même niveau que ceux du dresseur</text:p>
        </text:list-item>
        <text:list-item>
          <text:p text:style-name="P13">Si le champion est absent, une IA joue pour lui. Cette IA possédera des avantages (potions...) afin que le combat soit plus difficile.</text:p>
        </text:list-item>
        <text:list-item>
          <text:p text:style-name="P13">Le Champion peut choisir de laisser une IA jouer à sa place pour qu'il puisse faire autre chose en jeu.</text:p>
        </text:list-item>
        <text:list-item>
          <text:p text:style-name="P13">Le Champion doit réaliser un minimum de 5 combats par jour s'il ne veut pas perdre sa place.</text:p>
        </text:list-item>
      </text:list>
      <text:h text:style-name="Heading_20_2" text:outline-level="2"/>
      <text:h text:style-name="Heading_20_2" text:outline-level="2"><text:bookmark-start text:name="__RefHeading__809_2064691128"/>Pve<text:bookmark-end text:name="__RefHeading__809_2064691128"/></text:h>
      <text:list xml:id="list1698078656" text:style-name="L5">
        <text:list-item>
          <text:p text:style-name="P14">Il y aura des zones spéciales où plusieurs joueurs peuvent affronter plusieurs mobs plus forts que les autres</text:p>
        </text:list-item>
        <text:list-item>
          <text:p text:style-name="P14">Ces Linumons <text:s/>ne seront pas capturables</text:p>
        </text:list-item>
        <text:list-item>
          <text:p text:style-name="P14">Récompenses :</text:p>
          <text:list>
            <text:list-item>
              <text:p text:style-name="P14">Argent</text:p>
            </text:list-item>
            <text:list-item>
              <text:p text:style-name="P14">Xp dresseur</text:p>
            </text:list-item>
            <text:list-item>
              <text:p text:style-name="P14">Possibilité de gagner un des Linumons de l'instance</text:p>
            </text:list-item>
            <text:list-item>
              <text:p text:style-name="P14">Stuff</text:p>
            </text:list-item>
          </text:list>
        </text:list-item>
      </text:list>
      <text:p text:style-name="P6"/>
      <text:h text:style-name="Heading_20_2" text:outline-level="2"><text:bookmark-start text:name="__RefHeading__811_2064691128"/>Pvp<text:bookmark-end text:name="__RefHeading__811_2064691128"/></text:h>
      <text:list xml:id="list92457277" text:style-name="L6">
        <text:list-item>
          <text:p text:style-name="P15">Agressions entre joueurs</text:p>
          <text:list>
            <text:list-item>
              <text:p text:style-name="P15">Si un joueur aggresse un autre joueur de sa faction, il passe hors-la-loi</text:p>
              <text:list>
                <text:list-item>
                  <text:p text:style-name="P15">Un joueur hors-la-loi possède une prime qui augmente au fur et à mesure qu'il aggresse d'autres joueurs</text:p>
                </text:list-item>
                <text:list-item>
                  <text:p text:style-name="P15">Les joueurs non hors-la-loi peuvent aggresser ce joueur afin de récupérer la prime</text:p>
                </text:list-item>
                <text:list-item>
                  <text:p text:style-name="P15">Un joueur ne peut récupérer qu'une seule prime par jour</text:p>
                </text:list-item>
                <text:list-item>
                  <text:p text:style-name="P15">Quand un hors-la-loi perd une aggression, il perd sa prime et redevient citoyen de sa faction initiale</text:p>
                </text:list-item>
              </text:list>
            </text:list-item>
            <text:list-item>
              <text:p text:style-name="P15">Les joueurs gagnent de l'honneur en tuant un membre d'une faction adverse</text:p>
              <text:list>
                <text:list-item>
                  <text:p text:style-name="P15">L'honneur leur permet d'accéder à des titres prestigieux et à acheter des pièces d'équipement orientées pvp</text:p>
                </text:list-item>
              </text:list>
            </text:list-item>
          </text:list>
        </text:list-item>
        <text:list-item>
          <text:p text:style-name="P15"><text:soft-page-break/>Arènes pvp 1v1, 2v2, 3v3 toutes factions confondues</text:p>
        </text:list-item>
        <text:list-item>
          <text:p text:style-name="P15">Les arènes se feront en fonction du niveau du dresseur</text:p>
        </text:list-item>
      </text:list>
      <text:h text:style-name="Heading_20_2" text:outline-level="2"/>
      <text:h text:style-name="Heading_20_2" text:outline-level="2"><text:bookmark-start text:name="__RefHeading__813_2064691128"/>Factions<text:bookmark-end text:name="__RefHeading__813_2064691128"/></text:h>
      <text:list xml:id="list82391285" text:style-name="L7">
        <text:list-item>
          <text:p text:style-name="P16">Celestia:</text:p>
          <text:list>
            <text:list-item>
              <text:p text:style-name="P16">Bonus de capture des Linumons</text:p>
            </text:list-item>
            <text:list-item>
              <text:p text:style-name="P16">Bonus pour un type de Linumon // A définir</text:p>
            </text:list-item>
          </text:list>
        </text:list-item>
        <text:list-item>
          <text:p text:style-name="P16">Hesode:</text:p>
          <text:list>
            <text:list-item>
              <text:p text:style-name="P16">Bonus gain d'argent</text:p>
            </text:list-item>
            <text:list-item>
              <text:p text:style-name="P16">Bonus pour un type de Linumon // A définir</text:p>
            </text:list-item>
          </text:list>
        </text:list-item>
        <text:list-item>
          <text:p text:style-name="P16">Les deux factions possèdent une zone de départ respective</text:p>
        </text:list-item>
        <text:list-item>
          <text:p text:style-name="P16">Hors-la-loi (capitale Redglow)</text:p>
        </text:list-item>
      </text:list>
      <text:h text:style-name="Heading_20_2" text:outline-level="2"/>
      <text:h text:style-name="Heading_20_2" text:outline-level="2"><text:bookmark-start text:name="__RefHeading__815_2064691128"/>Stuff<text:bookmark-end text:name="__RefHeading__815_2064691128"/></text:h>
      <text:list xml:id="list1128008617" text:style-name="L8">
        <text:list-item>
          <text:p text:style-name="P17">Le dresseur pourra équiper du stuff</text:p>
        </text:list-item>
        <text:list-item>
          <text:p text:style-name="P17">Il apportera des bonus aux Linumons</text:p>
        </text:list-item>
        <text:list-item>
          <text:p text:style-name="P17">Exemples :</text:p>
          <text:list>
            <text:list-item>
              <text:p text:style-name="P17">Plus de Vie</text:p>
            </text:list-item>
            <text:list-item>
              <text:p text:style-name="P17">10 % de chances de rejouer</text:p>
            </text:list-item>
          </text:list>
        </text:list-item>
      </text:list>
      <text:p text:style-name="P6"/>
      <text:h text:style-name="Heading_20_2" text:outline-level="2"><text:bookmark-start text:name="__RefHeading__1501_2064691128"/>Système de jeu<text:bookmark-end text:name="__RefHeading__1501_2064691128"/></text:h>
      <text:list xml:id="list1470585344" text:style-name="L9">
        <text:list-item>
          <text:p text:style-name="P18">Lors de combats à plusieurs, les Linumons auront un rôle distinct parmis :</text:p>
          <text:list>
            <text:list-item>
              <text:p text:style-name="P18">Dps</text:p>
              <text:list>
                <text:list-item>
                  <text:p text:style-name="P18">Ils s'occupent de faire des dégats</text:p>
                </text:list-item>
              </text:list>
            </text:list-item>
            <text:list-item>
              <text:p text:style-name="P18">Tanks</text:p>
              <text:list>
                <text:list-item>
                  <text:p text:style-name="P18">Ils prennent les dégats pour les autres, les linumons de type roche et métal seront meilleurs en tanking</text:p>
                </text:list-item>
              </text:list>
            </text:list-item>
            <text:list-item>
              <text:p text:style-name="P18">Heals</text:p>
              <text:list>
                <text:list-item>
                  <text:p text:style-name="P18"><text:soft-page-break/>Ils soignent les Linumons alliés, les linumons de type plante et eau seront meilleurs en healing</text:p>
                </text:list-item>
              </text:list>
            </text:list-item>
          </text:list>
        </text:list-item>
        <text:list-item>
          <text:p text:style-name="P18">Pour ce faire, les sorts pourront choisir une cible alliée ou ennemie en fonction du sort</text:p>
        </text:list-item>
        <text:list-item>
          <text:p text:style-name="P18">Exemples :</text:p>
          <text:list>
            <text:list-item>
              <text:p text:style-name="P18">Les sorts de soin pourront être lancés sur n'importe quel allié</text:p>
            </text:list-item>
            <text:list-item>
              <text:p text:style-name="P18">Les Tanks posséderont des sorts qui permettent de changer la cible du prochain sort d'un ennemi.</text:p>
            </text:list-item>
          </text:list>
        </text:list-item>
      </text:list>
      <text:p text:style-name="P6"/>
      <text:h text:style-name="P25" text:outline-level="2"><text:bookmark-start text:name="__RefHeading__574_989364363"/>Métiers // A définir<text:bookmark-end text:name="__RefHeading__574_989364363"/></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100%" fo:margin-left="0.2354in" fo:margin-right="0in" fo:margin-top="0in" fo:margin-bottom="0in" fo:text-indent="-0.2354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100%" fo:margin-left="0.2354in" fo:margin-right="0in" fo:margin-top="0in" fo:margin-bottom="0in" fo:text-indent="-0.2354in" style:auto-text-indent="false" text:number-lines="false" text:line-number="0"/>
      <style:text-properties fo:font-size="10pt" style:font-size-asian="10pt" style:font-size-complex="10pt"/>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4965in" style:type="right" style:leader-style="dotted" style:leader-tex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start" style:justify-single-word="false"/>
    </style:style>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2362in" fo:margin-left="0in" fo:margin-right="0in" fo:margin-top="0.1965in" style:dynamic-spacing="false"/>
      </style:footer-style>
    </style:page-layout>
    <style:page-layout style:name="Mpm2">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Header">Epitech Babbage<text:tab/><text:tab/>Cahier des Charges : Linumon</text:p>
      </style:header>
      <style:footer>
        <text:p text:style-name="Footer">Créé <text:date style:data-style-name="N37" text:date-value="2013-04-19T21:14:55.48" text:fixed="true">19/04/13</text:date></text:p>
        <text:p text:style-name="MP1">Créé par Guillaume Marescaux <text:tab/><text:tab/>Page <text:page-number text:select-page="current">9</text:page-number>sur <text:page-count>9</text:page-count></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4-19T21:06:36.13</meta:creation-date>
    <dc:date>2013-08-18T02:45:33</dc:date>
    <meta:editing-duration>PT9H25M28S</meta:editing-duration>
    <meta:editing-cycles>127</meta:editing-cycles>
    <meta:generator>LibreOffice/3.5$Linux_X86_64 LibreOffice_project/350m1$Build-2</meta:generator>
    <meta:document-statistic meta:table-count="0" meta:image-count="0" meta:object-count="0" meta:page-count="9" meta:paragraph-count="103" meta:word-count="1176" meta:character-count="6646" meta:non-whitespace-character-count="5629"/>
  </office:meta>
</office:document-meta>
</file>